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RouteToHostException.NoRouteToHos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RouteToHostException.NoRouteToHost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